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10181f"/>
    </style:style>
    <style:style style:name="P2" style:family="paragraph" style:parent-style-name="Standard">
      <style:paragraph-properties fo:line-height="150%"/>
      <style:text-properties officeooo:paragraph-rsid="0010181f"/>
    </style:style>
    <style:style style:name="P3" style:family="paragraph" style:parent-style-name="Standard">
      <style:paragraph-properties fo:line-height="150%"/>
      <style:text-properties officeooo:paragraph-rsid="0010181f" style:font-size-complex="14pt"/>
    </style:style>
    <style:style style:name="T1" style:family="text">
      <style:text-properties style:font-size-complex="14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s text:c="3"/>1.2ABOUT THE ORGANIZATION <text:s text:c="3"/></text:span></text:p>
      <text:p text:style-name="P3"/>
      <text:p text:style-name="P1"><text:span text:style-name="T1"><text:s text:c="7"/>Cyber Prism Limited is a member of the Cyber Prism Group of Companies. Founded in 1998 by a team of highly qualified and well experienced IT professionals, in recognition of the growing need for extending information technology and management consultancy services in India and abroad, Cyber Prism Limited is currently one of the foremost IT firms of Kerala. The group has established its strong presence in the field of Software Development and computer education in the state of Kerala with 5-branch offices and franchises spread all over the state. <text:s/>The company has a 100 percent Export Oriented Unit at ‘The Software Technology Parks of India’ – An Autonomous body under the Ministry of Electronics, Government of India. The company specializes in Client/server Application Development, Web centric Applications and Embedded Systems Applications. <text:s/>Having several years of Experience with various industries, they give small business the power to do big busines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6T14:00:45.975901366</meta:creation-date>
    <dc:date>2021-02-06T14:00:58.099543608</dc:date>
    <meta:editing-duration>PT12S</meta:editing-duration>
    <meta:editing-cycles>1</meta:editing-cycles>
    <meta:document-statistic meta:table-count="0" meta:image-count="0" meta:object-count="0" meta:page-count="1" meta:paragraph-count="2" meta:word-count="151" meta:character-count="1006" meta:non-whitespace-character-count="838"/>
    <meta:generator>LibreOffice/6.0.7.3$Linux_X86_64 LibreOffice_project/00m0$Build-3</meta:generator>
  </office:meta>
</office:document-meta>
</file>